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8.286cm" fo:min-width="7.912cm"/>
    </style:style>
    <style:style style:name="gr4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478cm" fo:min-width="7.892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067cm" svg:y1="11.911cm" svg:x2="13.067cm" svg:y2="3.067cm">
          <text:p/>
        </draw:line>
        <draw:line draw:style-name="gr1" draw:text-style-name="P1" draw:layer="layout" svg:x1="13.105cm" svg:y1="11.886cm" svg:x2="25.074cm" svg:y2="11.936cm">
          <text:p/>
        </draw:line>
        <draw:frame draw:style-name="gr2" draw:text-style-name="P2" draw:layer="layout" svg:width="1.31cm" svg:height="0.962cm" svg:x="13.28cm" svg:y="2.368cm">
          <draw:text-box>
            <text:p>z</text:p>
          </draw:text-box>
        </draw:frame>
        <draw:frame draw:style-name="gr2" draw:text-style-name="P2" draw:layer="layout" svg:width="1.31cm" svg:height="0.962cm" svg:x="24.846cm" svg:y="12.22cm">
          <draw:text-box>
            <text:p>y</text:p>
          </draw:text-box>
        </draw:frame>
        <draw:line draw:style-name="gr1" draw:text-style-name="P1" draw:layer="layout" svg:x1="13.053cm" svg:y1="11.868cm" svg:x2="7.61cm" svg:y2="17.437cm">
          <text:p/>
        </draw:line>
        <draw:frame draw:style-name="gr2" draw:text-style-name="P2" draw:layer="layout" svg:width="1.31cm" svg:height="0.962cm" svg:x="8.164cm" svg:y="17.411cm">
          <draw:text-box>
            <text:p>x</text:p>
          </draw:text-box>
        </draw:frame>
        <draw:custom-shape draw:style-name="gr3" draw:text-style-name="P1" draw:layer="layout" svg:width="11.894cm" svg:height="12.07cm" svg:x="7.055cm" svg:y="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1.868cm" svg:height="2.444cm" svg:x="7.106cm" svg:y="1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513cm" svg:y1="3.628cm" svg:x2="13.582cm" svg:y2="5.367cm">
          <text:p/>
        </draw:line>
        <draw:frame draw:style-name="gr2" draw:text-style-name="P2" draw:layer="layout" svg:width="8.341cm" svg:height="0.962cm" svg:x="17.689cm" svg:y="2.318cm">
          <draw:text-box>
            <text:p>North pole - |0&gt;</text:p>
          </draw:text-box>
        </draw:frame>
        <draw:line draw:style-name="gr1" draw:text-style-name="P1" draw:layer="layout" svg:x1="15.321cm" svg:y1="19.402cm" svg:x2="13.859cm" svg:y2="18.369cm">
          <text:p/>
        </draw:line>
        <draw:frame draw:style-name="gr2" draw:text-style-name="P2" draw:layer="layout" svg:width="8.341cm" svg:height="0.962cm" svg:x="14.994cm" svg:y="19.654cm">
          <draw:text-box>
            <text:p>South pole - |1&gt;</text:p>
          </draw:text-box>
        </draw:frame>
        <draw:line draw:style-name="gr5" draw:text-style-name="P1" draw:layer="layout" svg:x1="13.065cm" svg:y1="11.868cm" svg:x2="13.065cm" svg:y2="17.764cm">
          <text:p/>
        </draw:line>
        <draw:line draw:style-name="gr1" draw:text-style-name="P1" draw:layer="layout" svg:x1="13.078cm" svg:y1="11.843cm" svg:x2="15.094cm" svg:y2="8.466cm">
          <text:p/>
        </draw:line>
        <draw:path draw:style-name="gr6" draw:text-style-name="P1" draw:layer="layout" svg:width="0.983cm" svg:height="0.578cm" draw:transform="rotate (0.147480321793521) translate (13.179cm 8.945cm)" svg:viewBox="0 0 984 579" svg:d="M0 0c687 0 984 579 984 579">
          <text:p/>
        </draw:path>
        <draw:frame draw:style-name="gr2" draw:text-style-name="P2" draw:layer="layout" svg:width="1.033cm" svg:height="0.962cm" svg:x="13.506cm" svg:y="7.912cm">
          <draw:text-box>
            <text:p><text:span text:style-name="T1">Θ</text:span></text:p>
          </draw:text-box>
        </draw:frame>
        <draw:line draw:style-name="gr5" draw:text-style-name="P1" draw:layer="layout" svg:x1="15.018cm" svg:y1="8.542cm" svg:x2="15.018cm" svg:y2="12.448cm">
          <text:p/>
        </draw:line>
        <draw:line draw:style-name="gr5" draw:text-style-name="P1" draw:layer="layout" svg:x1="13.154cm" svg:y1="11.893cm" svg:x2="14.993cm" svg:y2="12.473cm">
          <text:p/>
        </draw:line>
        <draw:path draw:style-name="gr6" draw:text-style-name="P1" draw:layer="layout" svg:width="0.916cm" svg:height="0.481cm" draw:transform="rotate (-0.410501440069066) translate (12.9683211746648cm 11.9051134575103cm)" svg:viewBox="0 0 917 482" svg:d="M0 482c631 0 917-482 917-482">
          <text:p/>
        </draw:path>
        <draw:frame draw:style-name="gr2" draw:text-style-name="P2" draw:layer="layout" svg:width="1.033cm" svg:height="0.962cm" svg:x="13.204cm" svg:y="12.422cm">
          <draw:text-box>
            <text:p><text:span text:style-name="T1">Φ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8-10-15T11:45:48.584650289</meta:creation-date>
    <dc:date>2018-10-15T11:53:49.949995118</dc:date>
    <dc:creator>Christian </dc:creator>
    <meta:editing-duration>PT7M59S</meta:editing-duration>
    <meta:editing-cycles>6</meta:editing-cycles>
    <meta:generator>LibreOffice/5.1.6.2$Linux_X86_64 LibreOffice_project/10m0$Build-2</meta:generator>
    <meta:document-statistic meta:object-count="43"/>
  </office:meta>
</office:document-meta>
</file>